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729fcf" draw:textarea-horizontal-align="justify" draw:textarea-vertical-align="middle" draw:auto-grow-height="false" fo:min-height="3.941cm" fo:min-width="2.421cm"/>
    </style:style>
    <style:style style:name="gr2" style:family="graphic" style:parent-style-name="standard">
      <style:graphic-properties draw:fill="none" draw:fill-color="#729fcf" draw:textarea-horizontal-align="justify" draw:textarea-vertical-align="middle" draw:auto-grow-height="false" fo:min-height="4.068cm" fo:min-width="2.42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2.921cm" svg:height="4.191cm" svg:x="2.397cm" svg:y="7.477cm">
          <text:p text:style-name="P1">Log In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921cm" svg:height="4.191cm" svg:x="12.811cm" svg:y="1.381cm">
          <text:p text:style-name="P1">Friends</text:p>
          <text:p text:style-name="P1">List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921cm" svg:height="4.191cm" svg:x="12.811cm" svg:y="6.08cm">
          <text:p text:style-name="P1">Add</text:p>
          <text:p text:style-name="P1">Friend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921cm" svg:height="4.191cm" svg:x="2.397cm" svg:y="12.938cm">
          <text:p text:style-name="P1">Sign Up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921cm" svg:height="4.191cm" svg:x="12.811cm" svg:y="10.652cm">
          <text:p text:style-name="P1">Profile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921cm" svg:height="4.318cm" svg:x="7.731cm" svg:y="15.859cm">
          <text:p text:style-name="P1">World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921cm" svg:height="4.191cm" svg:x="7.985cm" svg:y="5.064cm">
          <text:p text:style-name="P1">Rel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921cm" svg:height="4.191cm" svg:x="7.731cm" svg:y="21.574cm">
          <text:p text:style-name="P1">Create</text:p>
          <text:p text:style-name="P1">An</text:p>
          <text:p text:style-name="P1">Attrac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921cm" svg:height="4.318cm" svg:x="12.811cm" svg:y="15.859cm">
          <text:p text:style-name="P1">Plac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811cm" svg:y1="3.476cm" svg:x2="10.906cm" svg:y2="7.159cm" draw:start-shape="id1" draw:start-glue-point="3" draw:end-shape="id2" draw:end-glue-point="1" svg:d="M12811 3476h-953v3683h-952" svg:viewBox="0 0 1906 3684">
          <text:p/>
        </draw:connector>
        <draw:connector draw:style-name="gr3" draw:text-style-name="P1" draw:layer="layout" svg:x1="12.811cm" svg:y1="8.175cm" svg:x2="10.906cm" svg:y2="7.159cm" draw:start-shape="id3" draw:start-glue-point="3" draw:end-shape="id2" draw:end-glue-point="1" svg:d="M12811 8175h-953v-1016h-952" svg:viewBox="0 0 1906 1017">
          <text:p/>
        </draw:connector>
        <draw:connector draw:style-name="gr3" draw:text-style-name="P1" draw:layer="layout" svg:x1="12.811cm" svg:y1="12.747cm" svg:x2="10.906cm" svg:y2="7.159cm" draw:start-shape="id4" draw:start-glue-point="3" draw:end-shape="id2" draw:end-glue-point="1" svg:d="M12811 12747h-953v-5588h-952" svg:viewBox="0 0 1906 5589">
          <text:p/>
        </draw:connector>
        <draw:connector draw:style-name="gr3" draw:text-style-name="P1" draw:layer="layout" svg:x1="12.811cm" svg:y1="18.018cm" svg:x2="10.652cm" svg:y2="18.018cm" draw:start-shape="id5" draw:start-glue-point="3" draw:end-shape="id6" draw:end-glue-point="1" svg:d="M12811 18018h-2159" svg:viewBox="0 0 2160 1">
          <text:p/>
        </draw:connector>
        <draw:connector draw:style-name="gr3" draw:text-style-name="P1" draw:layer="layout" svg:x1="3.857cm" svg:y1="11.668cm" svg:x2="3.857cm" svg:y2="12.938cm" draw:start-shape="id7" draw:start-glue-point="2" draw:end-shape="id8" draw:end-glue-point="0" svg:d="M3857 11668v1270" svg:viewBox="0 0 1 1271">
          <text:p/>
        </draw:connector>
        <draw:connector draw:style-name="gr3" draw:text-style-name="P1" draw:layer="layout" svg:x1="5.318cm" svg:y1="9.572cm" svg:x2="7.985cm" svg:y2="7.159cm" draw:start-shape="id7" draw:start-glue-point="1" draw:end-shape="id2" draw:end-glue-point="3" svg:d="M5318 9572h1333v-2413h1334" svg:viewBox="0 0 2668 2414">
          <text:p/>
        </draw:connector>
        <draw:connector draw:style-name="gr3" draw:text-style-name="P1" draw:layer="layout" svg:x1="5.318cm" svg:y1="9.572cm" svg:x2="7.731cm" svg:y2="18.018cm" draw:start-shape="id7" draw:start-glue-point="1" draw:end-shape="id6" draw:end-glue-point="3" svg:d="M5318 9572h1206v8446h1207" svg:viewBox="0 0 2414 8447">
          <text:p/>
        </draw:connector>
        <draw:connector draw:style-name="gr3" draw:text-style-name="P1" draw:layer="layout" svg:x1="5.318cm" svg:y1="9.572cm" svg:x2="7.731cm" svg:y2="23.669cm" draw:start-shape="id7" draw:start-glue-point="1" draw:end-shape="id9" draw:end-glue-point="3" svg:d="M5318 9572h1206v14097h1207" svg:viewBox="0 0 2414 14098">
          <text:p/>
        </draw:connector>
        <draw:custom-shape draw:style-name="gr1" draw:text-style-name="P2" xml:id="id10" draw:id="id10" draw:layer="layout" svg:width="2.921cm" svg:height="4.191cm" svg:x="16.748cm" svg:y="1.381cm">
          <text:p text:style-name="P1">Friends</text:p>
          <text:p text:style-name="P1">Profil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s" svg:x1="15.732cm" svg:y1="3.476cm" svg:x2="16.748cm" svg:y2="3.476cm" draw:start-shape="id1" draw:start-glue-point="1" draw:end-shape="id10" draw:end-glue-point="3" svg:d="M15732 3476h500 14 502" svg:viewBox="0 0 1017 1">
          <text:p/>
        </draw:connector>
        <draw:connector draw:style-name="gr4" draw:text-style-name="P3" draw:layer="layout" draw:type="lines" svg:x1="18.208cm" svg:y1="5.572cm" svg:x2="15.732cm" svg:y2="18.018cm" draw:start-shape="id10" draw:start-glue-point="2" draw:end-shape="id5" draw:end-glue-point="1" svg:d="M18208 5572v500l-1976 11946h-500" svg:viewBox="0 0 2477 124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8T15:03:47.024996354</meta:creation-date>
    <dc:date>2017-09-28T17:35:00.163111542</dc:date>
    <meta:editing-duration>PT22M22S</meta:editing-duration>
    <meta:editing-cycles>2</meta:editing-cycles>
    <meta:generator>LibreOffice/5.1.6.2$Linux_X86_64 LibreOffice_project/10m0$Build-2</meta:generator>
    <meta:document-statistic meta:object-count="20"/>
  </office:meta>
</office:document-meta>
</file>